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RUCTURE FOR MY CRITICAL REVIEW WRITEUP</text:p>
      <text:p text:style-name="P1"/>
      <text:p text:style-name="P1">Title: <text:span text:style-name="T1">The Art of Learning/Learner Engagement Through AR</text:span></text:p>
      <text:p text:style-name="Standard"/>
      <text:list xml:id="list5078443089820364295" text:style-name="L1">
        <text:list-item>
          <text:p text:style-name="P2">INTRODUCTION</text:p>
        </text:list-item>
      </text:list>
      <text:list xml:id="list8217785127690323279" text:style-name="L3">
        <text:list-item>
          <text:p text:style-name="P4">Opening statement – The concept, Idea and Dream</text:p>
        </text:list-item>
        <text:list-item>
          <text:p text:style-name="P4">Purpose of this project (Thesis statement): Problem I wanted to solve and research question raised.</text:p>
        </text:list-item>
        <text:list-item>
          <text:p text:style-name="P4">Summary of work: What was created, what tools and for what medium.</text:p>
        </text:list-item>
        <text:list-item>
          <text:p text:style-name="P4">Evaluation preview: Design model used, Test <text:s/>model used</text:p>
        </text:list-item>
        <text:list-item>
          <text:p text:style-name="P4">Scope and Limitations: Specific aspects or elements my work will focus on. Limitations to my work and analysis.</text:p>
        </text:list-item>
        <text:list-item>
          <text:p text:style-name="P4">Transition into main body</text:p>
        </text:list-item>
      </text:list>
      <text:p text:style-name="Standard"/>
      <text:list xml:id="list24814155" text:continue-list="list5078443089820364295" text:style-name="L1">
        <text:list-item>
          <text:p text:style-name="P2">REVIEW OF LITERATURE AND RESEARCH</text:p>
          <text:list>
            <text:list-item>
              <text:p text:style-name="P2">AR research in the field of education and learning</text:p>
            </text:list-item>
            <text:list-item>
              <text:p text:style-name="P2">Available documentation</text:p>
            </text:list-item>
            <text:list-item>
              <text:p text:style-name="P2">AR software tools available</text:p>
            </text:list-item>
            <text:list-item>
              <text:p text:style-name="P2">AR Practises in developing for learning and education</text:p>
            </text:list-item>
          </text:list>
        </text:list-item>
      </text:list>
      <text:p text:style-name="Standard"/>
      <text:list xml:id="list8693772833971486191" text:style-name="L2">
        <text:list-item>
          <text:p text:style-name="P3">MAIN BODY</text:p>
          <text:list>
            <text:list-item>
              <text:p text:style-name="P3">Description of the work: Give a detailed overview of the concept of the AR app, including its key components, features, or aspects.</text:p>
            </text:list-item>
            <text:list-item>
              <text:p text:style-name="P3">Creation Process: How I approached the project, design models used, testing models implemented, tools used and why, platform choice to be developed for and why, challenges encountered and how I solved them. Why AR tech and not VR Tech.</text:p>
            </text:list-item>
            <text:list-item>
              <text:p text:style-name="P3">Discovery Process: Identification and brief discussion of the strengths of my project, areas of improvement – areas I could have done better or learned more, what worked/didn't work – analysis of specific aspects that were effective or less succesful, Essential requirements for developing for education, relevance of my AR project to education/learning field.</text:p>
            </text:list-item>
          </text:list>
          <text:p text:style-name="P3"/>
        </text:list-item>
        <text:list-item>
          <text:p text:style-name="P3">CONCLUSION</text:p>
          <text:list>
            <text:list-item>
              <text:p text:style-name="P3">Summary of the main points/features of the projects as it relates to it's relevance to education/learning</text:p>
            </text:list-item>
            <text:list-item>
              <text:p text:style-name="P3">reflection on what I learned during the discovery phase and how this will impact future works</text:p>
            </text:list-item>
            <text:list-item>
              <text:p text:style-name="P3">Nice to have – features or aspects that didn't get into the software</text:p>
            </text:list-item>
            <text:list-item>
              <text:p text:style-name="P3">Future of the projects – where it goes from here.</text:p>
            </text:list-item>
            <text:list-item>
              <text:p text:style-name="P3">Closing thoughts – final reflections or thoughts on the overall experience.</text:p>
            </text:list-item>
          </text:list>
        </text:list-item>
      </text:list>
      <text:p text:style-name="Standard"/>
      <text:p text:style-name="Standard"/>
      <text:p text:style-name="Standard"><text:span text:style-name="T2">PROJECT METHODOLOGY USED</text:span> </text:p>
      <text:p text:style-name="Standard">The process model used for my project was Software Development Life Cycle (SDLC) with a focus on Agile method (Variation used).</text:p>
      <text:p text:style-name="Standard"/>
      <text:p text:style-name="Standard">User testing and development used was the Test-driven development (TD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0M39S</meta:editing-duration>
    <meta:editing-cycles>14</meta:editing-cycles>
    <meta:generator>OpenOffice/4.1.14$Win32 OpenOffice.org_project/4114m1$Build-9811</meta:generator>
    <dc:date>2023-11-27T04:57:16.99</dc:date>
    <dc:creator>Tughu Aiyewa</dc:creator>
    <meta:document-statistic meta:table-count="0" meta:image-count="0" meta:object-count="0" meta:page-count="1" meta:paragraph-count="27" meta:word-count="348" meta:character-count="2086"/>
    <meta:user-defined meta:name="Info 1"/>
    <meta:user-defined meta:name="Info 2"/>
    <meta:user-defined meta:name="Info 3"/>
    <meta:user-defined meta:name="Info 4"/>
  </office:meta>
</office:document-meta>
</file>